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7ac5d5"/>
    </style:style>
    <style:style style:name="P2" style:family="paragraph" style:parent-style-name="Text_20_body">
      <style:paragraph-properties fo:text-align="start" style:justify-single-word="false"/>
      <style:text-properties officeooo:paragraph-rsid="007c3fd8"/>
    </style:style>
    <style:style style:name="P3" style:family="paragraph" style:parent-style-name="Text_20_body">
      <style:text-properties officeooo:rsid="007ac5d5" officeooo:paragraph-rsid="007ac5d5"/>
    </style:style>
    <style:style style:name="P4" style:family="paragraph" style:parent-style-name="Text_20_body">
      <style:text-properties officeooo:rsid="007ac5d5" officeooo:paragraph-rsid="007b950f"/>
    </style:style>
    <style:style style:name="P5" style:family="paragraph" style:parent-style-name="Text_20_body">
      <style:paragraph-properties fo:text-align="start" style:justify-single-word="false"/>
      <style:text-properties fo:font-style="normal" officeooo:rsid="007ac5d5" officeooo:paragraph-rsid="007ac5d5" fo:background-color="transparent" style:font-style-asian="normal" style:font-style-complex="normal"/>
    </style:style>
    <style:style style:name="P6" style:family="paragraph" style:parent-style-name="Text_20_body">
      <style:paragraph-properties fo:text-align="start" style:justify-single-word="false"/>
      <style:text-properties fo:font-style="normal" officeooo:rsid="007ac5d5" officeooo:paragraph-rsid="007b950f" fo:background-color="transparent" style:font-style-asian="normal" style:font-style-complex="normal"/>
    </style:style>
    <style:style style:name="P7" style:family="paragraph" style:parent-style-name="Text_20_body">
      <style:text-properties officeooo:rsid="007b2a69" officeooo:paragraph-rsid="007b2a69"/>
    </style:style>
    <style:style style:name="P8" style:family="paragraph" style:parent-style-name="Text_20_body">
      <style:text-properties officeooo:paragraph-rsid="007b950f"/>
    </style:style>
    <style:style style:name="P9" style:family="paragraph" style:parent-style-name="Text_20_body">
      <style:paragraph-properties fo:text-align="start" style:justify-single-word="false"/>
      <style:text-properties officeooo:paragraph-rsid="007ac5d5"/>
    </style:style>
    <style:style style:name="P10" style:family="paragraph" style:parent-style-name="Text_20_body">
      <style:paragraph-properties fo:text-align="start" style:justify-single-word="false"/>
      <style:text-properties officeooo:paragraph-rsid="008262e1"/>
    </style:style>
    <style:style style:name="P11" style:family="paragraph" style:parent-style-name="Text_20_body">
      <style:paragraph-properties fo:text-align="start" style:justify-single-word="false"/>
      <style:text-properties officeooo:paragraph-rsid="00867551"/>
    </style:style>
    <style:style style:name="P12" style:family="paragraph" style:parent-style-name="Text_20_body">
      <style:paragraph-properties fo:text-align="start" style:justify-single-word="false"/>
      <style:text-properties officeooo:paragraph-rsid="007e3f2b"/>
    </style:style>
    <style:style style:name="P13" style:family="paragraph" style:parent-style-name="Text_20_body">
      <style:paragraph-properties fo:text-align="start" style:justify-single-word="false"/>
      <style:text-properties officeooo:paragraph-rsid="008ee815"/>
    </style:style>
    <style:style style:name="P14" style:family="paragraph" style:parent-style-name="Text_20_body">
      <style:paragraph-properties fo:text-align="start" style:justify-single-word="false"/>
      <style:text-properties officeooo:rsid="007d74db" officeooo:paragraph-rsid="007d74db"/>
    </style:style>
    <style:style style:name="P15" style:family="paragraph" style:parent-style-name="Text_20_body">
      <style:paragraph-properties fo:text-align="start" style:justify-single-word="false"/>
      <style:text-properties fo:font-style="normal" officeooo:rsid="007e3f2b" officeooo:paragraph-rsid="007e3f2b" style:font-style-asian="normal" style:font-style-complex="normal"/>
    </style:style>
    <style:style style:name="P16" style:family="paragraph" style:parent-style-name="Text_20_body">
      <style:paragraph-properties fo:text-align="start" style:justify-single-word="false"/>
      <style:text-properties fo:font-style="normal" officeooo:rsid="007f7c91" officeooo:paragraph-rsid="00867551" style:font-style-asian="normal" style:font-style-complex="normal"/>
    </style:style>
    <style:style style:name="P17" style:family="paragraph" style:parent-style-name="Text_20_body">
      <style:paragraph-properties fo:text-align="start" style:justify-single-word="false"/>
      <style:text-properties fo:font-style="normal" officeooo:rsid="008145e3" officeooo:paragraph-rsid="008145e3" style:font-style-asian="normal" style:font-style-complex="normal"/>
    </style:style>
    <style:style style:name="P18" style:family="paragraph" style:parent-style-name="Text_20_body">
      <style:paragraph-properties fo:text-align="start" style:justify-single-word="false"/>
      <style:text-properties fo:font-style="normal" officeooo:rsid="008d1c24" officeooo:paragraph-rsid="008d1c24" style:font-style-asian="normal" style:font-style-complex="normal"/>
    </style:style>
    <style:style style:name="P19" style:family="paragraph" style:parent-style-name="Text_20_body">
      <style:paragraph-properties fo:text-align="start" style:justify-single-word="false"/>
      <style:text-properties officeooo:rsid="007e3f2b" officeooo:paragraph-rsid="007e3f2b"/>
    </style:style>
    <style:style style:name="P20" style:family="paragraph" style:parent-style-name="Text_20_body">
      <style:paragraph-properties fo:text-align="start" style:justify-single-word="false"/>
      <style:text-properties officeooo:rsid="007e3f2b" officeooo:paragraph-rsid="00915792"/>
    </style:style>
    <style:style style:name="P21" style:family="paragraph" style:parent-style-name="Text_20_body" style:list-style-name="L1">
      <style:text-properties officeooo:rsid="0083f563" officeooo:paragraph-rsid="0083f563"/>
    </style:style>
    <style:style style:name="P22" style:family="paragraph" style:parent-style-name="Text_20_body">
      <style:text-properties officeooo:paragraph-rsid="0083f563"/>
    </style:style>
    <style:style style:name="P23" style:family="paragraph" style:parent-style-name="Text_20_body" style:list-style-name="L1">
      <style:text-properties officeooo:paragraph-rsid="0083f563"/>
    </style:style>
    <style:style style:name="P24" style:family="paragraph" style:parent-style-name="Text_20_body" style:list-style-name="L1">
      <style:text-properties officeooo:rsid="0084a241" officeooo:paragraph-rsid="0084a241"/>
    </style:style>
    <style:style style:name="P25" style:family="paragraph" style:parent-style-name="Text_20_body" style:list-style-name="L1">
      <style:text-properties officeooo:rsid="0087890b" officeooo:paragraph-rsid="0087890b"/>
    </style:style>
    <style:style style:name="P26" style:family="paragraph" style:parent-style-name="Text_20_body">
      <style:paragraph-properties fo:text-align="start" style:justify-single-word="false" fo:break-before="column"/>
      <style:text-properties officeooo:rsid="007d74db" officeooo:paragraph-rsid="007d74db"/>
    </style:style>
    <style:style style:name="P27" style:family="paragraph" style:parent-style-name="Heading_20_1">
      <style:paragraph-properties fo:text-align="start" style:justify-single-word="false"/>
      <style:text-properties fo:font-style="normal" officeooo:rsid="007ac5d5" officeooo:paragraph-rsid="007ac5d5" fo:background-color="transparent" style:font-style-asian="normal" style:font-style-complex="normal"/>
    </style:style>
    <style:style style:name="P28" style:family="paragraph" style:parent-style-name="Heading_20_1">
      <style:paragraph-properties fo:break-before="page"/>
      <style:text-properties officeooo:rsid="007e3f2b" officeooo:paragraph-rsid="007e3f2b"/>
    </style:style>
    <style:style style:name="P29" style:family="paragraph" style:parent-style-name="Heading_20_2">
      <style:text-properties officeooo:rsid="0083f563" officeooo:paragraph-rsid="0083f563"/>
    </style:style>
    <style:style style:name="T1" style:family="text">
      <style:text-properties officeooo:rsid="001a3ffb"/>
    </style:style>
    <style:style style:name="T2" style:family="text">
      <style:text-properties fo:font-style="normal" fo:background-color="transparent" loext:char-shading-value="0" style:font-style-asian="normal" style:font-style-complex="normal"/>
    </style:style>
    <style:style style:name="T3" style:family="text">
      <style:text-properties fo:font-style="normal" officeooo:rsid="007ac5d5" fo:background-color="transparent" loext:char-shading-value="0" style:font-style-asian="normal" style:font-style-complex="normal"/>
    </style:style>
    <style:style style:name="T4" style:family="text">
      <style:text-properties fo:font-style="normal" officeooo:rsid="007b950f" fo:background-color="transparent" loext:char-shading-value="0" style:font-style-asian="normal" style:font-style-complex="normal"/>
    </style:style>
    <style:style style:name="T5" style:family="text">
      <style:text-properties fo:font-style="normal" officeooo:rsid="007e3f2b" fo:background-color="transparent" loext:char-shading-value="0" style:font-style-asian="normal" style:font-style-complex="normal"/>
    </style:style>
    <style:style style:name="T6" style:family="text">
      <style:text-properties fo:font-style="normal" officeooo:rsid="00819672" fo:background-color="transparent" loext:char-shading-value="0" style:font-style-asian="normal" style:font-style-complex="normal"/>
    </style:style>
    <style:style style:name="T7" style:family="text">
      <style:text-properties fo:font-style="normal" officeooo:rsid="008262e1" fo:background-color="transparent" loext:char-shading-value="0" style:font-style-asian="normal" style:font-style-complex="normal"/>
    </style:style>
    <style:style style:name="T8" style:family="text">
      <style:text-properties fo:font-style="normal" officeooo:rsid="008145e3" fo:background-color="transparent" loext:char-shading-value="0" style:font-style-asian="normal" style:font-style-complex="normal"/>
    </style:style>
    <style:style style:name="T9" style:family="text">
      <style:text-properties fo:font-style="normal" officeooo:rsid="007f7c91" fo:background-color="transparent" loext:char-shading-value="0" style:font-style-asian="normal" style:font-style-complex="normal"/>
    </style:style>
    <style:style style:name="T10" style:family="text">
      <style:text-properties fo:font-style="normal" officeooo:rsid="0080affd" fo:background-color="transparent" loext:char-shading-value="0" style:font-style-asian="normal" style:font-style-complex="normal"/>
    </style:style>
    <style:style style:name="T11" style:family="text">
      <style:text-properties fo:font-style="normal" officeooo:rsid="00867551" fo:background-color="transparent" loext:char-shading-value="0" style:font-style-asian="normal" style:font-style-complex="normal"/>
    </style:style>
    <style:style style:name="T12" style:family="text">
      <style:text-properties fo:font-style="normal" officeooo:rsid="0089cf27" fo:background-color="transparent" loext:char-shading-value="0" style:font-style-asian="normal" style:font-style-complex="normal"/>
    </style:style>
    <style:style style:name="T13" style:family="text">
      <style:text-properties fo:font-style="normal" officeooo:rsid="008b84d7" fo:background-color="transparent" loext:char-shading-value="0" style:font-style-asian="normal" style:font-style-complex="normal"/>
    </style:style>
    <style:style style:name="T14" style:family="text">
      <style:text-properties fo:font-style="normal" officeooo:rsid="008d1c24" fo:background-color="transparent" loext:char-shading-value="0" style:font-style-asian="normal" style:font-style-complex="normal"/>
    </style:style>
    <style:style style:name="T15" style:family="text">
      <style:text-properties fo:font-style="normal" officeooo:rsid="008ee815" fo:background-color="transparent" loext:char-shading-value="0" style:font-style-asian="normal" style:font-style-complex="normal"/>
    </style:style>
    <style:style style:name="T16" style:family="text">
      <style:text-properties fo:font-style="normal" officeooo:rsid="00915792" fo:background-color="transparent" loext:char-shading-value="0" style:font-style-asian="normal" style:font-style-complex="normal"/>
    </style:style>
    <style:style style:name="T17" style:family="text">
      <style:text-properties fo:font-style="normal" style:font-style-asian="normal" style:font-style-complex="normal"/>
    </style:style>
    <style:style style:name="T18" style:family="text">
      <style:text-properties fo:font-style="normal" officeooo:rsid="007c3fd8" style:font-style-asian="normal" style:font-style-complex="normal"/>
    </style:style>
    <style:style style:name="T19" style:family="text">
      <style:text-properties fo:font-style="italic"/>
    </style:style>
    <style:style style:name="T20" style:family="text">
      <style:text-properties fo:font-style="italic" fo:background-color="transparent" loext:char-shading-value="0" style:font-style-asian="italic" style:font-style-complex="italic"/>
    </style:style>
    <style:style style:name="T21" style:family="text">
      <style:text-properties fo:font-style="italic" officeooo:rsid="007ac5d5" fo:background-color="transparent" loext:char-shading-value="0"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officeooo:rsid="007b950f" style:font-style-asian="italic" style:font-style-complex="italic"/>
    </style:style>
    <style:style style:name="T24" style:family="text">
      <style:text-properties officeooo:rsid="007b7b83"/>
    </style:style>
    <style:style style:name="T25" style:family="text">
      <style:text-properties officeooo:rsid="007b950f"/>
    </style:style>
    <style:style style:name="T26" style:family="text">
      <style:text-properties officeooo:rsid="007c3fd8"/>
    </style:style>
    <style:style style:name="T27" style:family="text">
      <style:text-properties fo:background-color="transparent" loext:char-shading-value="0"/>
    </style:style>
    <style:style style:name="T28" style:family="text">
      <style:text-properties officeooo:rsid="007ac5d5" fo:background-color="transparent" loext:char-shading-value="0"/>
    </style:style>
    <style:style style:name="T29" style:family="text">
      <style:text-properties officeooo:rsid="007f7c91" fo:background-color="transparent" loext:char-shading-value="0"/>
    </style:style>
    <style:style style:name="T30" style:family="text">
      <style:text-properties officeooo:rsid="008145e3" fo:background-color="transparent" loext:char-shading-value="0"/>
    </style:style>
    <style:style style:name="T31" style:family="text">
      <style:text-properties officeooo:rsid="008262e1" fo:background-color="transparent" loext:char-shading-value="0"/>
    </style:style>
    <style:style style:name="T32" style:family="text">
      <style:text-properties officeooo:rsid="00867551" fo:background-color="transparent" loext:char-shading-value="0"/>
    </style:style>
    <style:style style:name="T33" style:family="text">
      <style:text-properties officeooo:rsid="0087529e" fo:background-color="transparent" loext:char-shading-value="0"/>
    </style:style>
    <style:style style:name="T34" style:family="text">
      <style:text-properties officeooo:rsid="007e3f2b"/>
    </style:style>
    <style:style style:name="T35" style:family="text">
      <style:text-properties officeooo:rsid="0083f563"/>
    </style:style>
    <style:style style:name="T36" style:family="text">
      <style:text-properties officeooo:rsid="0087529e"/>
    </style:style>
    <style:style style:name="T37" style:family="text">
      <style:text-properties officeooo:rsid="00887a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Response to Renzi: <text:span text:style-name="T34">On Shadow Cones</text:span></text:h>
      <text:p text:style-name="P12"><text:span text:style-name="T7">As Alessandra mentioned, an approach I take to alternative o</text:span><text:span text:style-name="T13">r</text:span><text:span text:style-name="T7"> citizens’s media is “c</text:span><text:span text:style-name="T5">ritical reverse engineering.” </text:span><text:span text:style-name="T7">I think about how activists confront the concrete media technologies in our lives, pierc</text:span><text:span text:style-name="T14">e</text:span><text:span text:style-name="T7"> their abstractions, </text:span><text:span text:style-name="T12">depunctuali</text:span><text:span text:style-name="T14">ze</text:span><text:span text:style-name="T12"> them, </text:span><text:span text:style-name="T13">towards</text:span><text:span text:style-name="T12"> the goal of </text:span><text:span text:style-name="T7">develop</text:span><text:span text:style-name="T12">ing</text:span><text:span text:style-name="T7"> alternatives that ameliorate the problems </text:span><text:span text:style-name="T13">of</text:span><text:span text:style-name="T7"> corporate media.</text:span></text:p>
      <text:p text:style-name="P19"><text:span text:style-name="T2">That said, multiple scholars of alternative/citizen’s/community media have noted that it is myopic to </text:span><text:span text:style-name="T7">simply </text:span><text:span text:style-name="T2">apply the logics of corporate, mainstream media to citizen’s media. Clemencia Rodriguez, for example, </text:span><text:span text:style-name="T6">argued that the application of corporate-style ratings to citizens’ media ignores how citizens’ media catalyzes social change</text:span><text:span text:style-name="T2">. In my own work on the alternative microblog Mastodon, I have argued that corporate social media logics of monthly active users and global growth should not be used to understand alternative social media – they obscure what’s going on with a system like Mastodon, </text:span><text:span text:style-name="T6">which promises to decentralize social media in more ways than one.</text:span></text:p>
      <text:p text:style-name="P20"><text:span text:style-name="T2">So critical reverse engineering, with its emphasis on the transformation of corporate software into citizen’s software, can mislead us if we are too invested in replicating corporate logics. </text:span></text:p>
      <text:p text:style-name="P20"><text:span text:style-name="T7">And yet, we have to find ways to make alternative media legible – even as we keep it strange and new. </text:span><text:span text:style-name="T16">It’s a balancing act. Media work on alternative media almost always has to trace the connections between dominant and radical media.</text:span></text:p>
      <text:p text:style-name="P13"><text:span text:style-name="T7">I believe </text:span><text:span text:style-name="T5">Renzi’s work on Telestreet </text:span><text:span text:style-name="T7">does this job extremely well. </text:span><text:span text:style-name="T16">Not only does she provide analysis of a complex media object, she also engages in media criticism of Berlusconi’s dominant media empire. And she’s not afraid to show how Telestreet’s tactics are appropriations of Berlusconi’s practices.</text:span></text:p>
      <text:p text:style-name="P13"><text:span text:style-name="T15">To show this, </text:span><text:span text:style-name="T7">I want to emphasize the </text:span><text:span text:style-name="T5">pirate broadcast practice of finding shadow cones, “</text:span><text:span text:style-name="T2">an area that commercial frequencies cannot reach</text:span><text:span text:style-name="T5">.” </text:span><text:span text:style-name="T7">I want to think through the search for and use of shadow cones as a critical reverse engineering practice. </text:span></text:p>
      <text:p text:style-name="P10"><text:span text:style-name="T5">As she writes in Chapter 5,</text:span></text:p>
      <text:p text:style-name="Quotations">In the individuation of Berlusconi’s media assemblage, the syndication “hack” put into relation technologies like VHS recording, analog editing of ads into the shows, broadcasting technology, with the postal services to synchronize programming and bypass national broadcasting restrictions. Not dissimilarly, street television channels place their broadcasting apparatus within areas where stronger transmitting carrier waves are not present—the shadow cones—facilitating the reception and circulation of their own signals.</text:p>
      <text:p text:style-name="P18"><text:span text:style-name="T28">H</text:span><text:span text:style-name="T27">ere, Renzi is showing the connection and transformation of Berlusconi’s practice – the critical reverse engineering of that practice – by Telestreet.</text:span></text:p>
      <text:p text:style-name="P15"><text:span text:style-name="T27">But unlike Berlusconi’s desire to build a </text:span><text:span text:style-name="T33">centralized topology</text:span><text:span text:style-name="T27"> across a massive territory </text:span><text:span text:style-name="T29">by inserting interstitial consumption messages into old movies</text:span><text:span text:style-name="T27">, </text:span><text:span text:style-name="T31">Renzi shows us how </text:span><text:span text:style-name="T27">media in the shadow cones is intensely local, </text:span><text:span text:style-name="T33">nodal, federated, and </text:span><text:span text:style-name="T27">tied to a liminal space between </text:span><text:span text:style-name="T29">the deadening energies of capitalist media. </text:span></text:p>
      <text:p text:style-name="P11"><text:span text:style-name="T8">As Renzi’s work shows us, m</text:span><text:span text:style-name="T9">edia in the shadow cones is not ahistorical. </text:span><text:span text:style-name="T10">Unlike the erasure of history in capitalism – the fantasy that the only political economy we </text:span><text:span text:style-name="T15">ever </text:span><text:span text:style-name="T10">need</text:span><text:span text:style-name="T15">ed</text:span><text:span text:style-name="T10"> is the one we have – media in the shadow cones dares to imagine other histories </text:span><text:span text:style-name="T7">and economies.</text:span><text:span text:style-name="T9"> </text:span><text:span text:style-name="T11">As she writes, shadow cone media is produced “</text:span><text:span text:style-name="T32">collaboratively among neighbors: documentaries, cooking shows, replays of local sporting </text:span><text:soft-page-break/><text:span text:style-name="T32">events, hijacked football matches..., comedy, city council meetings, footage of rallies and political events, experimental video, pirated films, soap operas, and more.”</text:span></text:p>
      <text:p text:style-name="P16"><text:span text:style-name="T32">Thus, m</text:span><text:span text:style-name="T30">edia in the shadow cones is not dominating – despite its emphasis on transmission energies, it is not a communication as transmission model. </text:span><text:span text:style-name="T33">It is not the image of the Father Berlusconi smiling as if he’s already won.</text:span><text:span text:style-name="T30"> It is communication qua transindividuation.</text:span></text:p>
      <text:p text:style-name="P17"><text:span text:style-name="T27">In sum, as Renzi shows us, we would do well to look to shades, penumbras, the lee of corporate communication – and </text:span><text:span text:style-name="T31">while we’re in the shadow, </text:span><text:span text:style-name="T27">we can imagine ways to push back against the glare of communication as domination.</text:span></text:p>
      <text:h text:style-name="P29" text:outline-level="2">Shadow Cone Questions</text:h>
      <text:list xml:id="list2386601827" text:style-name="L1">
        <text:list-item>
          <text:p text:style-name="P23"><text:span text:style-name="T35">Is there a methodological lesson to draw from the shadow cone? I’m thinking about conricerca/co-research. Is there something like a shadow cone for research methods – a place where standard, top-down methodologies are simply incapable of understanding local media practices?</text:span></text:p>
        </text:list-item>
        <text:list-item>
          <text:p text:style-name="P24">Somewhat related to this – thinking of shadow cones as places to retreat to. Your book discusses “connective activism” as a practice of activism and self-care. But, as happens so often, you note multiple moments when people get burned out. How do we develop “shadow cones” for activists – places <text:span text:style-name="T36">where the daily grind of activism is not felt, places </text:span>for them to retreat to when they are overwhelmed?</text:p>
        </text:list-item>
        <text:list-item>
          <text:p text:style-name="P25">I’m going to geek out about standards – you have a fascinating discussion about Telestreet as non-standardized, and yet reliant on media standards. You mention the use of FOSS protocols to connect the organs of Telestreet. How does this contrast with Berlusconi’s media topology – <text:span text:style-name="T37">the standardization of the airwaves</text:span>?</text:p>
        </text:list-item>
        <text:list-item>
          <text:p text:style-name="P21">This is me being a Free and Open Source Software (FOSS) nerd: can you unpack the discussions about media licensing? You discuss Creative Commons and Free Software licensing. How do these connect with <text:span text:style-name="T22">unlicensed</text:span><text:span text:style-name="T17">, pirate or street broadcasting?</text:span></text:p>
        </text:list-item>
      </text:list>
      <text:p text:style-name="P22"/>
      <text:p text:style-name="P26"><text:span text:style-name="T21"/></text:p>
      <text:h text:style-name="P28" text:outline-level="1">Old</text:h>
      <text:p text:style-name="P14"><text:span text:style-name="T21">P</text:span><text:span text:style-name="T20">leasure of doing things together...</text:span></text:p>
      <text:p text:style-name="P1"><text:span text:style-name="T21"/></text:p>
      <text:p text:style-name="P1"><text:span text:style-name="T21">Hacked Transmissions</text:span><text:span text:style-name="T3"> reads like pirate television. There are moving images, a narrator who stitches things together, voices emerging and discussing. </text:span></text:p>
      <text:p text:style-name="Text_20_body">The book operates in a shadow cone -- somewhere in the gaps between media studies, hacker studies, cultural studies. <text:span text:style-name="T25">Shadow cones are, of course, important areas in the world of pirate broadcast – they are the gaps between licensed and powerful broadcast frequencies. Pirate stations can enter those shadow cones and get their signals out. Likewise, Renzi’s work takes a relatively unknown object (street television in Italy) and takes a relatively unknown research method (</text:span><text:span text:style-name="T23">conricerca, </text:span><text:span text:style-name="T18">or collaborative research</text:span><text:span text:style-name="T25">) to produce a book that is not written for a mass audience but is instead meant to be an homage to a moment in media history.</text:span></text:p>
      <text:p text:style-name="P2"><text:span text:style-name="T4">It’s </text:span><text:span text:style-name="T3">pirate TV that makes us think.</text:span></text:p>
      <text:p text:style-name="P7">Individuation can be a useful concept to get a grip on FOSS. Individuation is the production of elements in a sociotechnical system. Such elements can be combined into new assemblages. In the world of FOSS, think of the composition of protocols, algorithms, data structures, and interfaces. But it’s not just the technical elements that are being transindividuated – as Renzi’s study shows us, sociotechnical systems are comprised of social elements, as well. Communities, local politics, <text:span text:style-name="T24">those who engage with the technologies. As she writes, </text:span></text:p>
      <text:p text:style-name="Quotations"><text:span text:style-name="T19">Relation</text:span> is what happens before the coordinates appear; Telestreet emerges out of, and changes with, myriad relations among disparate components: the tools, the planning, the learning, the spaces, experiments, food, footage, family, and friends.</text:p>
      <text:p text:style-name="P8"><text:span text:style-name="T26">For Renzi, such combinations are transindividuations. “</text:span>In a milieu of <text:span text:style-name="T19">trans</text:span>individuation, individuals and groups become in relation to each other and to media technologies.” <text:span text:style-name="T26">Renzi fuses transindividuation (a concept from the enigmatic philosopher of technology Gilbert Simondon) with ideas from Italian </text:span><text:span text:style-name="T22">Autonomia Operaia </text:span><text:span text:style-name="T18">(autonomous labor) thinking, such as “composition.” </text:span></text:p>
      <text:p text:style-name="P6">Pirate TV that modulates us.</text:p>
      <text:p text:style-name="P4">"Modulation regulates the circulation of information and affects across systems—it connects from the technical to the collective through the sensory. Crucially, affect always escapes complete capture and its surplus remains as potential for resonance. This is one of the ways energy transfers and cross-pollinates movements."</text:p>
      <text:p text:style-name="P3"/>
      <text:p text:style-name="P3"><text:span text:style-name="T25">But Renzi’s work isn’t just informative on a theoretical level – it also deals directly with FOSS. </text:span>FOSS plays a central role in the production of Italian Telestreet television. Creative Common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a3ff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word-count>1212</text:word-count><text:tab/><text:file-name text:display="name">Link to 20210601_Renzi</text:file-name><text:tab/><text:page-number text:select-page="current">3</text:page-number> <text:span text:style-name="MT1">of </text:span><text:span text:style-name="MT1"><text:page-count>3</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1T15:45:51.612885830</meta:creation-date>
    <dc:title>Gehltemplate</dc:title>
    <meta:editing-duration>PT1H20M47S</meta:editing-duration>
    <meta:editing-cycles>20</meta:editing-cycles>
    <meta:generator>LibreOffice/6.0.7.3$Linux_X86_64 LibreOffice_project/00m0$Build-3</meta:generator>
    <dc:date>2021-06-02T12:37:37.805077216</dc:date>
    <meta:document-statistic meta:table-count="0" meta:image-count="0" meta:object-count="0" meta:page-count="3" meta:paragraph-count="31" meta:word-count="1212" meta:character-count="7956" meta:non-whitespace-character-count="6760"/>
    <meta:template xlink:type="simple" xlink:actuate="onRequest" xlink:title="Gehltemplate" xlink:href="../../../Templates/Gehltemplate.ott" meta:date="2021-06-01T15:45:50.867817630"/>
  </office:meta>
</office:document-meta>
</file>